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59cm" fo:margin-left="0cm" table:align="left"/>
    </style:style>
    <style:style style:name="Tableau1.A" style:family="table-column">
      <style:table-column-properties style:column-width="8.795cm"/>
    </style:style>
    <style:style style:name="Tableau1.A1" style:family="table-cell">
      <style:table-cell-properties fo:padding="0.097cm" fo:border-left="0.25pt solid #000000" fo:border-right="none" fo:border-top="0.25pt solid #000000" fo:border-bottom="0.25pt solid #000000" style:writing-mode="lr-tb"/>
    </style:style>
    <style:style style:name="Tableau1.B1" style:family="table-cell">
      <style:table-cell-properties fo:padding="0.097cm" fo:border="0.25pt solid #000000" style:writing-mode="lr-tb"/>
    </style:style>
    <style:style style:name="Tableau1.A2" style:family="table-cell">
      <style:table-cell-properties fo:padding="0.097cm" fo:border-left="0.25pt solid #000000" fo:border-right="none" fo:border-top="none" fo:border-bottom="0.25pt solid #000000" style:writing-mode="lr-tb"/>
    </style:style>
    <style:style style:name="Tableau1.B2" style:family="table-cell">
      <style:table-cell-properties fo:padding="0.097cm" fo:border-left="0.25pt solid #000000" fo:border-right="0.25pt solid #000000" fo:border-top="none" fo:border-bottom="0.25pt solid #000000" style:writing-mode="lr-tb"/>
    </style:style>
    <style:style style:name="Tableau2" style:family="table">
      <style:table-properties style:width="17.59cm" fo:margin-left="0cm" table:align="left"/>
    </style:style>
    <style:style style:name="Tableau2.A" style:family="table-column">
      <style:table-column-properties style:column-width="4.763cm"/>
    </style:style>
    <style:style style:name="Tableau2.B" style:family="table-column">
      <style:table-column-properties style:column-width="12.827cm"/>
    </style:style>
    <style:style style:name="Tableau2.1" style:family="table-row">
      <style:table-row-properties fo:keep-together="always" style:use-optimal-row-height="false"/>
    </style:style>
    <style:style style:name="Tableau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eau2.B1" style:family="table-cell">
      <style:table-cell-properties fo:background-color="#dddddd" fo:padding="0.097cm" fo:border="0.25pt solid #000000" style:writing-mode="lr-tb">
        <style:background-image/>
      </style:table-cell-properties>
    </style:style>
    <style:style style:name="Tableau2.A2" style:family="table-cell">
      <style:table-cell-properties fo:padding="0.097cm" fo:border-left="0.25pt solid #000000" fo:border-right="none" fo:border-top="none" fo:border-bottom="0.25pt solid #000000" style:writing-mode="lr-tb"/>
    </style:style>
    <style:style style:name="Tableau2.B2" style:family="table-cell">
      <style:table-cell-properties fo:padding="0.097cm" fo:border-left="0.25pt solid #000000" fo:border-right="0.25pt solid #000000" fo:border-top="none" fo:border-bottom="0.25pt solid #000000" style:writing-mode="lr-tb"/>
    </style:style>
    <style:style style:name="Tableau2.A3" style:family="table-cell">
      <style:table-cell-properties fo:padding="0.097cm" fo:border-left="0.25pt solid #000000" fo:border-right="none" fo:border-top="none" fo:border-bottom="0.25pt solid #000000" style:writing-mode="lr-tb"/>
    </style:style>
    <style:style style:name="Tableau2.B3" style:family="table-cell">
      <style:table-cell-properties fo:padding="0.097cm" fo:border-left="0.25pt solid #000000" fo:border-right="0.25pt solid #000000" fo:border-top="none" fo:border-bottom="0.25pt solid #000000" style:writing-mode="lr-tb"/>
    </style:style>
    <style:style style:name="Tableau2.A4" style:family="table-cell">
      <style:table-cell-properties fo:padding="0.097cm" fo:border-left="0.25pt solid #000000" fo:border-right="none" fo:border-top="none" fo:border-bottom="0.25pt solid #000000" style:writing-mode="lr-tb"/>
    </style:style>
    <style:style style:name="Tableau2.B4" style:family="table-cell">
      <style:table-cell-properties fo:padding="0.097cm" fo:border-left="0.25pt solid #000000" fo:border-right="0.25pt solid #000000" fo:border-top="none" fo:border-bottom="0.25pt solid #000000" style:writing-mode="lr-tb"/>
    </style:style>
    <style:style style:name="Tableau2.A5" style:family="table-cell">
      <style:table-cell-properties fo:padding="0.097cm" fo:border-left="0.25pt solid #000000" fo:border-right="none" fo:border-top="none" fo:border-bottom="0.25pt solid #000000" style:writing-mode="lr-tb"/>
    </style:style>
    <style:style style:name="Tableau2.B5" style:family="table-cell">
      <style:table-cell-properties fo:padding="0.097cm" fo:border-left="0.25pt solid #000000" fo:border-right="0.25pt solid #000000" fo:border-top="none" fo:border-bottom="0.25pt solid #000000" style:writing-mode="lr-tb"/>
    </style:style>
    <style:style style:name="Tableau2.A6" style:family="table-cell">
      <style:table-cell-properties fo:padding="0.097cm" fo:border-left="0.25pt solid #000000" fo:border-right="none" fo:border-top="none" fo:border-bottom="0.25pt solid #000000" style:writing-mode="lr-tb"/>
    </style:style>
    <style:style style:name="Tableau2.B6" style:family="table-cell">
      <style:table-cell-properties fo:padding="0.097cm" fo:border-left="0.25pt solid #000000" fo:border-right="0.25pt solid #000000" fo:border-top="none" fo:border-bottom="0.25pt solid #000000" style:writing-mode="lr-tb"/>
    </style:style>
    <style:style style:name="Tableau2.A7" style:family="table-cell">
      <style:table-cell-properties fo:padding="0.097cm" fo:border-left="0.25pt solid #000000" fo:border-right="none" fo:border-top="none" fo:border-bottom="0.25pt solid #000000" style:writing-mode="lr-tb"/>
    </style:style>
    <style:style style:name="Tableau2.B7" style:family="table-cell">
      <style:table-cell-properties fo:padding="0.097cm" fo:border-left="0.25pt solid #000000" fo:border-right="0.25pt solid #000000" fo:border-top="none" fo:border-bottom="0.25pt solid #000000" style:writing-mode="lr-tb"/>
    </style:style>
    <style:style style:name="Tableau2.A8" style:family="table-cell">
      <style:table-cell-properties fo:padding="0.097cm" fo:border-left="0.25pt solid #000000" fo:border-right="none" fo:border-top="none" fo:border-bottom="0.25pt solid #000000" style:writing-mode="lr-tb"/>
    </style:style>
    <style:style style:name="Tableau2.B8" style:family="table-cell">
      <style:table-cell-properties fo:padding="0.097cm" fo:border-left="0.25pt solid #000000" fo:border-right="0.25pt solid #000000" fo:border-top="none" fo:border-bottom="0.25pt solid #000000" style:writing-mode="lr-tb"/>
    </style:style>
    <style:style style:name="Tableau2.A9" style:family="table-cell">
      <style:table-cell-properties fo:padding="0.097cm" fo:border-left="0.25pt solid #000000" fo:border-right="none" fo:border-top="none" fo:border-bottom="0.25pt solid #000000" style:writing-mode="lr-tb"/>
    </style:style>
    <style:style style:name="Tableau2.B9" style:family="table-cell">
      <style:table-cell-properties fo:padding="0.097cm" fo:border-left="0.25pt solid #000000" fo:border-right="0.25pt solid #000000" fo:border-top="none" fo:border-bottom="0.25pt solid #000000" style:writing-mode="lr-tb"/>
    </style:style>
    <style:style style:name="Tableau3" style:family="table">
      <style:table-properties style:width="17.59cm" fo:margin-left="0cm" table:align="left"/>
    </style:style>
    <style:style style:name="Tableau3.A" style:family="table-column">
      <style:table-column-properties style:column-width="15.06cm"/>
    </style:style>
    <style:style style:name="Tableau3.B" style:family="table-column">
      <style:table-column-properties style:column-width="1.171cm"/>
    </style:style>
    <style:style style:name="Tableau3.C" style:family="table-column">
      <style:table-column-properties style:column-width="1.358cm"/>
    </style:style>
    <style:style style:name="Tableau3.A1" style:family="table-cell">
      <style:table-cell-properties fo:padding="0.097cm" fo:border="none" style:writing-mode="lr-tb"/>
    </style:style>
    <style:style style:name="Tableau4" style:family="table">
      <style:table-properties style:width="17.59cm" fo:margin-left="0cm" table:align="left"/>
    </style:style>
    <style:style style:name="Tableau4.A" style:family="table-column">
      <style:table-column-properties style:column-width="15.06cm"/>
    </style:style>
    <style:style style:name="Tableau4.B" style:family="table-column">
      <style:table-column-properties style:column-width="1.171cm"/>
    </style:style>
    <style:style style:name="Tableau4.C" style:family="table-column">
      <style:table-column-properties style:column-width="1.358cm"/>
    </style:style>
    <style:style style:name="Tableau4.A1" style:family="table-cell">
      <style:table-cell-properties fo:padding="0.097cm" fo:border="none" style:writing-mode="lr-tb"/>
    </style:style>
    <style:style style:name="Tableau5" style:family="table">
      <style:table-properties style:width="17.59cm" fo:margin-left="0cm" table:align="left"/>
    </style:style>
    <style:style style:name="Tableau5.A" style:family="table-column">
      <style:table-column-properties style:column-width="15.392cm"/>
    </style:style>
    <style:style style:name="Tableau5.B" style:family="table-column">
      <style:table-column-properties style:column-width="2.198cm"/>
    </style:style>
    <style:style style:name="Tableau5.A1" style:family="table-cell">
      <style:table-cell-properties fo:padding="0.097cm" fo:border-left="0.25pt solid #000000" fo:border-right="none" fo:border-top="0.25pt solid #000000" fo:border-bottom="0.25pt solid #000000" style:writing-mode="lr-tb"/>
    </style:style>
    <style:style style:name="Tableau5.B1" style:family="table-cell">
      <style:table-cell-properties fo:padding="0.097cm" fo:border="0.25pt solid #000000" style:writing-mode="lr-tb"/>
    </style:style>
    <style:style style:name="Tableau5.A2" style:family="table-cell">
      <style:table-cell-properties fo:padding="0.097cm" fo:border-left="0.25pt solid #000000" fo:border-right="none" fo:border-top="none" fo:border-bottom="0.25pt solid #000000" style:writing-mode="lr-tb"/>
    </style:style>
    <style:style style:name="Tableau5.B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style>
    <style:style style:name="P4" style:family="paragraph" style:parent-style-name="Standard">
      <style:text-properties fo:language="en" fo:country="US"/>
    </style:style>
    <style:style style:name="P5" style:family="paragraph" style:parent-style-name="Standard">
      <style:paragraph-properties fo:text-align="justify" style:justify-single-word="false"/>
      <style:text-properties style:font-name="FreeSerif"/>
    </style:style>
    <style:style style:name="P6" style:family="paragraph" style:parent-style-name="Table_20_Contents">
      <style:paragraph-properties fo:text-align="center" style:justify-single-word="false"/>
      <style:text-properties style:font-name="FreeSerif" fo:font-size="10.5pt" fo:font-style="italic" style:font-size-asian="10.5pt" style:font-style-asian="italic" style:font-style-complex="italic"/>
    </style:style>
    <style:style style:name="P7" style:family="paragraph" style:parent-style-name="Table_20_Contents">
      <style:text-properties style:font-name="FreeSerif" fo:font-size="10.5pt" style:font-size-asian="10.5pt"/>
    </style:style>
    <style:style style:name="P8" style:family="paragraph" style:parent-style-name="Text_20_body">
      <style:paragraph-properties fo:text-align="justify" style:justify-single-word="false"/>
    </style:style>
    <style:style style:name="P9" style:family="paragraph" style:parent-style-name="Illustration">
      <style:paragraph-properties fo:text-align="center" style:justify-single-word="false"/>
    </style:style>
    <style:style style:name="P10" style:family="paragraph" style:parent-style-name="code">
      <style:text-properties fo:language="en" fo:country="US"/>
    </style:style>
    <style:style style:name="P11" style:family="paragraph" style:parent-style-name="Text_20_body" style:list-style-name="L2"/>
    <style:style style:name="P12" style:family="paragraph" style:parent-style-name="Text_20_body" style:list-style-name="L2">
      <style:paragraph-properties fo:text-align="justify" style:justify-single-word="false"/>
    </style:style>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Heading_20_2">
      <style:text-properties style:font-name="FreeSerif" fo:language="fr" fo:country="FR"/>
    </style:style>
    <style:style style:name="P17" style:family="paragraph" style:parent-style-name="Heading_20_2">
      <style:paragraph-properties fo:break-before="page"/>
    </style:style>
    <style:style style:name="P18" style:family="paragraph" style:parent-style-name="Légende" style:master-page-name="MP0">
      <style:paragraph-properties fo:text-align="center" style:justify-single-word="false" style:page-number="auto" fo:break-before="page"/>
    </style:style>
    <style:style style:name="P19" style:family="paragraph" style:parent-style-name="Table_20_Contents">
      <style:text-properties officeooo:rsid="000a6efb" officeooo:paragraph-rsid="000a6efb" fo:background-color="#ffff00"/>
    </style:style>
    <style:style style:name="P20" style:family="paragraph" style:parent-style-name="enum" style:list-style-name="L1"/>
    <style:style style:name="P21" style:family="paragraph" style:parent-style-name="enum" style:list-style-name="L1">
      <style:text-properties style:language-complex="ar" style:country-complex="SA"/>
    </style:style>
    <style:style style:name="T1" style:family="text">
      <style:text-properties style:font-name="Arial Black" fo:font-size="16pt" fo:font-style="normal" style:font-size-asian="16pt" style:font-style-asian="normal" style:font-size-complex="16pt" style:font-style-complex="normal"/>
    </style:style>
    <style:style style:name="T2" style:family="text">
      <style:text-properties style:font-name="Arial"/>
    </style:style>
    <style:style style:name="T3" style:family="text">
      <style:text-properties style:font-name="Arial" fo:background-color="#cccccc" loext:char-shading-value="0"/>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language="fr" fo:country="FR" style:language-asian="fr" style:country-asian="FR" style:language-complex="ar" style:country-complex="SA"/>
    </style:style>
    <style:style style:name="T7" style:family="text">
      <style:text-properties style:font-name="FreeSerif"/>
    </style:style>
    <style:style style:name="T8" style:family="text">
      <style:text-properties style:font-name="FreeSerif" fo:font-size="12pt" style:font-size-asian="12pt"/>
    </style:style>
    <style:style style:name="T9" style:family="text">
      <style:text-properties style:font-name="FreeSerif" fo:font-weight="bold" style:font-weight-asian="bold" style:font-weight-complex="bold"/>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draw:fill="none" draw:fill-color="#ffffff" fo:padding="0cm" fo:border="none" style:writing-mode="lr-tb" draw:textarea-vertical-align="top"/>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text:span text:style-name="Police_20_par_20_défaut"><text:span text:style-name="T1"><text:user-defined style:data-style-name="N0" text:name="Sigle">INF2610</text:user-defined></text:span></text:span><text:span text:style-name="Police_20_par_20_défaut"><text:span text:style-name="T1"> – </text:span></text:span><text:span text:style-name="Police_20_par_20_défaut"><text:span text:style-name="T1"><text:user-defined style:data-style-name="N0" text:name="Cours">Noyau du système d'exploitation</text:user-defined></text:span></text:span></text:p>
      <text:p text:style-name="P2"/>
      <text:p text:style-name="P3"><text:span text:style-name="Police_20_par_20_défaut"><text:span text:style-name="T2"><text:user-defined style:data-style-name="N0" text:name="Etiquette">Laboratoire 4</text:user-defined></text:span></text:span><text:span text:style-name="Police_20_par_20_défaut"><text:span text:style-name="T2"> – </text:span></text:span><text:span text:style-name="Police_20_par_20_défaut"><text:span text:style-name="T3">Automne 2016</text:span></text:span></text:p>
      <text:p text:style-name="P2"/>
      <text:p text:style-name="P3"><text:span text:style-name="Police_20_par_20_défaut"><text:span text:style-name="T2"><text:user-defined style:data-style-name="N0" text:name="Titre">API Windows</text:user-defined></text:span></text:span></text:p>
      <text:p text:style-name="P1"/>
      <table:table table:name="Tableau1" table:style-name="Tableau1">
        <table:table-column table:style-name="Tableau1.A" table:number-columns-repeated="2"/>
        <table:table-row>
          <table:table-cell table:style-name="Tableau1.A1" office:value-type="string">
            <text:p text:style-name="Table_20_Contents">Nom, prénom, matricule des membres de l'équipe</text:p>
          </table:table-cell>
          <table:table-cell table:style-name="Tableau1.B1" office:value-type="string">
            <text:p text:style-name="P19">Richer Archambault 1792474</text:p>
            <text:p text:style-name="P19">Kevin Pantelakis <text:s text:c="5"/>1794745</text:p>
          </table:table-cell>
        </table:table-row>
        <table:table-row>
          <table:table-cell table:style-name="Tableau1.A2" office:value-type="string">
            <text:p text:style-name="Table_20_Contents">Note finale sur 20</text:p>
          </table:table-cell>
          <table:table-cell table:style-name="Tableau1.B2" office:value-type="string">
            <text:p text:style-name="Table_20_Contents">0</text:p>
          </table:table-cell>
        </table:table-row>
      </table:table>
      <text:p text:style-name="Standard"/>
      <text:p text:style-name="Heading">Directives</text:p>
      <text:list xml:id="list4897590406496312397" text:style-name="L1">
        <text:list-item>
          <text:p text:style-name="P20">Il est suggéré de faire l'activité en équipe de deux. Inscrivez les noms ci-haut.</text:p>
        </text:list-item>
        <text:list-item>
          <text:p text:style-name="P20">Répondez directement dans le questionnaire ODT avec Libre Office.</text:p>
        </text:list-item>
        <text:list-item>
          <text:p text:style-name="P20">La correction se fera directement dans le document électronique.</text:p>
        </text:list-item>
        <text:list-item>
          <text:p text:style-name="P20">Remettez sur Moodle le questionnaire rempli et le code.</text:p>
        </text:list-item>
        <text:list-item>
          <text:p text:style-name="P20">Une seule personne de l'équipe doit effectuer la remise sur Moodle.</text:p>
        </text:list-item>
        <text:list-item>
          <text:p text:style-name="P21">Utilisez les machines du laboratoire pour obtenir vos résultats.</text:p>
        </text:list-item>
        <text:list-item>
          <text:p text:style-name="P21">10% de la note finale peut être enlevée pour la mauvaise qualité de la langue.</text:p>
        </text:list-item>
      </text:list>
      <text:p text:style-name="Heading">Mise en situation</text:p>
      <text:p text:style-name="P8">Vous travaillez sur <text:span text:style-name="Police_20_par_20_défaut"><text:span text:style-name="T4">iEffect</text:span></text:span>, une application de traitement d'images. Cette application a pour but d'appliquer plusieurs effets successifs sur un grand nombre d'images. Ce type de traitement peut se faire plus rapidement <text:span text:style-name="Police_20_par_20_défaut"><text:span text:style-name="T5">en utilisant un pipeline à plusieurs fils d'exécution.</text:span></text:span></text:p>
      <text:p text:style-name="P8">La figure 1 représente le traitement de 3 images, sur lesquelles on applique 2 effets. Dans le cas du traitement en pipeline, <text:span text:style-name="Police_20_par_20_défaut"><text:span text:style-name="T5">un fil d'exécution est démarré pour chaque étape de traitement</text:span></text:span>, ce qui permet de diminuer le temps total de traitement du lot d'images comparativement à une exécution en série.</text:p>
      <text:p text:style-name="Text_20_body"><draw:frame draw:style-name="fr1" draw:name="Cadre2" text:anchor-type="paragraph" svg:width="17.59cm" style:rel-width="scale" svg:height="6.285cm" style:rel-height="scale" draw:z-index="1"><draw:text-box><text:p text:style-name="P9">Illustration 1: Exemple du traitement en série et en pipeline selon le temps</text:p></draw:text-box></draw:frame><text:span text:style-name="Police_20_par_20_défaut"><text:span text:style-name="T6"/></text:span></text:p>
      <text:p text:style-name="P8">Les étapes de traitement sont reliées par un objet <text:span text:style-name="Police_20_par_20_défaut"><text:span text:style-name="T4">ImageQueue</text:span></text:span>, tel que représenté à la figure 2. <text:span text:style-name="Police_20_par_20_défaut"><text:span text:style-name="T4">ImageQueue</text:span></text:span> est une <text:span text:style-name="Police_20_par_20_défaut"><text:span text:style-name="T5">queue FIFO bloquante</text:span></text:span>. Lorsque la queue est vide, <text:span text:style-name="Police_20_par_20_défaut"><text:span text:style-name="T5">le consommateur bloque et attend une image</text:span></text:span>. Lorsque la queue est pleine, <text:span text:style-name="Police_20_par_20_défaut"><text:span text:style-name="T5">le producteur bloque en attendant qu'il y ait de l'espace</text:span></text:span>. On limite la taille de chaque <text:span text:style-name="Police_20_par_20_défaut"><text:span text:style-name="T4">ImageQueue</text:span></text:span> pour borner le nombre simultané d'images en mémoire.</text:p>
      <text:p text:style-name="Text_20_body"><text:soft-page-break/></text:p>
      <text:p text:style-name="Text_20_body"><draw:frame draw:style-name="fr1" draw:name="Cadre1" text:anchor-type="paragraph" svg:width="17.59cm" style:rel-width="scale" svg:height="1.42cm" style:rel-height="scale" draw:z-index="0"><draw:text-box><text:p text:style-name="P9">Illustration 2: Organisation du pipeline</text:p></draw:text-box></draw:frame><text:span text:style-name="Police_20_par_20_défaut"><text:span text:style-name="T6"/></text:span></text:p>
      <text:p text:style-name="P8"><text:span text:style-name="Police_20_par_20_défaut"><text:span text:style-name="T5">Une étape de traitement peut agir comme consommateur, producteur ou les deux</text:span></text:span>. La première étape du traitement est <text:span text:style-name="technical">LoadImage</text:span>, qui charge l'image en mémoire à partir d'un fichier. Cette étape agit comme productrice dans la chaîne. La dernière étape est <text:span text:style-name="technical">SaveImage</text:span>. Elle enregistre le résultat final et agit en tant que consommatrice. Les étapes <text:span text:style-name="technical">EffectStage</text:span>, situées au centre du pipeline et dont le rôle est d'appliquer un effet sur l'image, agissent comme consommatrices de l'étape précédente et comme productrices pour l'étape suivante.</text:p>
      <text:p text:style-name="P8">Lorsque la file est vide, alors le consommateur bloque et attend qu'un élément soit produit. Lorsque la file est pleine, alors le producteur bloque et attend qu'un élément soit libéré.</text:p>
      <text:h text:style-name="Heading_20_1" text:outline-level="1">Implémentation de iEffect</text:h>
      <text:p text:style-name="P8">Votre mission est de compléter iEffect pour réaliser le traitement en pipeline. Deux classes sont à compléter.</text:p>
      <text:list xml:id="list604677622685035735" text:style-name="L2">
        <text:list-item>
          <text:p text:style-name="P12"><text:span text:style-name="technical">ImageQueue </text:span>: implémenter la queue FIFO bloquante <text:span text:style-name="Police_20_par_20_défaut"><text:span text:style-name="T5">à l'aide de sémaphores </text:span></text:span>(implémentation des méthodes <text:span text:style-name="Police_20_par_20_défaut"><text:span text:style-name="T4">queue </text:span></text:span>et <text:span text:style-name="Police_20_par_20_défaut"><text:span text:style-name="T4">dequeue</text:span></text:span>.</text:p>
        </text:list-item>
        <text:list-item>
          <text:p text:style-name="P11"><text:span text:style-name="technical">PipelineManager </text:span>: créer les fils d'exécution <text:span text:style-name="Police_20_par_20_défaut"><text:span text:style-name="T5">pour chaque étape de traitement</text:span></text:span> <text:span text:style-name="technical">PipelineStage </text:span><text:span text:style-name="technical"><text:span text:style-name="T7">en</text:span></text:span><text:span text:style-name="technical"><text:span text:style-name="T8"> appliquant ce qui a déjà été fait pour Linux au cas de Windows.</text:span></text:span></text:p>
        </text:list-item>
      </text:list>
      <text:p text:style-name="P8">Dans le cadre du laboratoire, l'implémentation doit être réalisée <text:span text:style-name="Police_20_par_20_défaut"><text:span text:style-name="T5">avec l'API Windows</text:span></text:span>, incluant les sémaphores, les verrous et le démarrage des fils d'exécution.</text:p>
      <text:h text:style-name="Heading_20_2" text:outline-level="2">Utilisation avec QtCreator</text:h>
      <text:p text:style-name="Text_20_body">Voici les étapes à suivre.</text:p>
      <text:list xml:id="list7750857414199632989" text:style-name="L3">
        <text:list-item>
          <text:p text:style-name="P13">Décompresser les sources dans <text:s/><text:a xlink:type="simple" xlink:href="../../../C:/Temp" office:target-frame-name="_top" xlink:show="replace" text:style-name="Internet_20_link" text:visited-style-name="Visited_20_Internet_20_Link">C:\Temp</text:a></text:p>
        </text:list-item>
        <text:list-item>
          <text:p text:style-name="P13">Changer de répertoire pour la base des sources</text:p>
        </text:list-item>
        <text:list-item>
          <text:p text:style-name="P13">Ouvrir le fichier inf2610-lab4.pro.</text:p>
        </text:list-item>
        <text:list-item>
          <text:p text:style-name="P13">Configurer le projet en choisissant les paramètres par défaut.</text:p>
        </text:list-item>
        <text:list-item>
          <text:p text:style-name="P13">Ctrl-B pour compiler le projet.</text:p>
        </text:list-item>
      </text:list>
      <text:p text:style-name="P8">Le programme <text:span text:style-name="technical">ieffect</text:span> nécessite des arguments pour son exécution. Voici les étapes à suivre pour définir les arguments à passer.</text:p>
      <text:list xml:id="list7003817079971334349" text:style-name="L4">
        <text:list-item>
          <text:p text:style-name="P14">Dans l'onglet « Projects », sélectionner les configurations « Run ».</text:p>
        </text:list-item>
        <text:list-item>
          <text:p text:style-name="P14">Sélectionner le programme à exécuter sous « Run configuration ».</text:p>
        </text:list-item>
        <text:list-item>
          <text:p text:style-name="P14"><text:soft-page-break/>Inscrire les arguments (sans la commande elle-même).</text:p>
        </text:list-item>
      </text:list>
      <text:p text:style-name="Text_20_body">Voici les arguments acceptés par ieffect :</text:p>
      <text:p text:style-name="code">--input <text:s text:c="5"/>PATH <text:s text:c="7"/>Chemin d'accès des images à traiter</text:p>
      <text:p text:style-name="code">--output <text:s text:c="4"/>PATH <text:s text:c="7"/>Chemin d'accès des images finales</text:p>
      <text:p text:style-name="code">--effects <text:s text:c="3"/>eff1,eff2 <text:s text:c="2"/>Liste des effets à appliquer, séparés par des virgules</text:p>
      <text:p text:style-name="code">--queue-size INT <text:s text:c="8"/>Taille maximale des files d'attentes</text:p>
      <text:p text:style-name="Text_20_body">Les effets sont appliqués dans l'ordre spécifié. La liste des effets est détaillée dans le tableau suivant.</text:p>
      <table:table table:name="Tableau2" table:style-name="Tableau2">
        <table:table-column table:style-name="Tableau2.A"/>
        <table:table-column table:style-name="Tableau2.B"/>
        <table:table-row table:style-name="Tableau2.1">
          <table:table-cell table:style-name="Tableau2.A1" office:value-type="string">
            <text:p text:style-name="Table_20_Heading">Nom de l'effet</text:p>
          </table:table-cell>
          <table:table-cell table:style-name="Tableau2.B1" office:value-type="string">
            <text:p text:style-name="Table_20_Heading">Description</text:p>
          </table:table-cell>
        </table:table-row>
        <table:table-row table:style-name="Tableau2.1">
          <table:table-cell table:style-name="Tableau2.A2" office:value-type="string">
            <text:p text:style-name="P6">blur</text:p>
          </table:table-cell>
          <table:table-cell table:style-name="Tableau2.B2" office:value-type="string">
            <text:p text:style-name="P7">Applique un filtre gaussien (ajoute du flou)</text:p>
          </table:table-cell>
        </table:table-row>
        <table:table-row table:style-name="Tableau2.1">
          <table:table-cell table:style-name="Tableau2.A3" office:value-type="string">
            <text:p text:style-name="P6">brightness</text:p>
          </table:table-cell>
          <table:table-cell table:style-name="Tableau2.B3" office:value-type="string">
            <text:p text:style-name="P7">Augmente la luminosité</text:p>
          </table:table-cell>
        </table:table-row>
        <table:table-row table:style-name="Tableau2.1">
          <table:table-cell table:style-name="Tableau2.A4" office:value-type="string">
            <text:p text:style-name="P6">cool</text:p>
          </table:table-cell>
          <table:table-cell table:style-name="Tableau2.B4" office:value-type="string">
            <text:p text:style-name="P7">Rend l'image bleutée</text:p>
          </table:table-cell>
        </table:table-row>
        <table:table-row table:style-name="Tableau2.1">
          <table:table-cell table:style-name="Tableau2.A5" office:value-type="string">
            <text:p text:style-name="P6">greyscale</text:p>
          </table:table-cell>
          <table:table-cell table:style-name="Tableau2.B5" office:value-type="string">
            <text:p text:style-name="P7">Rend l'image en noir et blanc</text:p>
          </table:table-cell>
        </table:table-row>
        <table:table-row table:style-name="Tableau2.1">
          <table:table-cell table:style-name="Tableau2.A6" office:value-type="string">
            <text:p text:style-name="P6">saturation</text:p>
          </table:table-cell>
          <table:table-cell table:style-name="Tableau2.B6" office:value-type="string">
            <text:p text:style-name="P7">Augmente la saturation</text:p>
          </table:table-cell>
        </table:table-row>
        <table:table-row table:style-name="Tableau2.1">
          <table:table-cell table:style-name="Tableau2.A7" office:value-type="string">
            <text:p text:style-name="P6">sharpen</text:p>
          </table:table-cell>
          <table:table-cell table:style-name="Tableau2.B7" office:value-type="string">
            <text:p text:style-name="P7">Applique un filtre qui accentue les contours</text:p>
          </table:table-cell>
        </table:table-row>
        <table:table-row table:style-name="Tableau2.1">
          <table:table-cell table:style-name="Tableau2.A8" office:value-type="string">
            <text:p text:style-name="P6">thumbnail</text:p>
          </table:table-cell>
          <table:table-cell table:style-name="Tableau2.B8" office:value-type="string">
            <text:p text:style-name="P7">Crée une vignette de 50 par 50 pixel maximum</text:p>
          </table:table-cell>
        </table:table-row>
        <table:table-row table:style-name="Tableau2.1">
          <table:table-cell table:style-name="Tableau2.A9" office:value-type="string">
            <text:p text:style-name="P6">warm</text:p>
          </table:table-cell>
          <table:table-cell table:style-name="Tableau2.B9" office:value-type="string">
            <text:p text:style-name="P7">Rend l'image plus rougeâtre</text:p>
          </table:table-cell>
        </table:table-row>
      </table:table>
      <text:p text:style-name="P8">Pour les fins du laboratoire, un jeu d'images à traiter est fourni (archive <text:span text:style-name="Police_20_par_20_défaut"><text:span text:style-name="T4">imageset.zip</text:span></text:span>). Voici un exemple d'arguments à passer dans QtCreator pour traiter les images fournies (ajuster au besoin les chemins d'accès vers les images de départ) :</text:p>
      <text:p text:style-name="P10">--input $(ProjectDir)\..\..\imageset\small --output results --effects cool,saturation,sharpen --queue-size 2</text:p>
      <text:p text:style-name="P4"/>
      <text:p text:style-name="P5">Astuce : pour réduire le temps d'exécution pendant le développement, vous pouvez utiliser les images miniatures plutôt que les images pleine grandeur, ou créer un répertoire avec seulement quelques images.</text:p>
      <text:h text:style-name="Heading_20_2" text:outline-level="2">Correction</text:h>
      <table:table table:name="Tableau3" table:style-name="Tableau3">
        <table:table-column table:style-name="Tableau3.A"/>
        <table:table-column table:style-name="Tableau3.B"/>
        <table:table-column table:style-name="Tableau3.C"/>
        <table:table-row>
          <table:table-cell table:style-name="Tableau3.A1" office:value-type="string">
            <text:p text:style-name="question">Implémentation correcte des classes <text:span text:style-name="technical">ImageQueue</text:span> et <text:span text:style-name="technical">PipelineManager</text:span>.</text:p>
          </table:table-cell>
          <table:table-cell table:style-name="Tableau3.A1" office:value-type="string">
            <text:p text:style-name="Text_20_body"/>
          </table:table-cell>
          <table:table-cell table:style-name="Tableau3.A1" office:value-type="string">
            <text:p text:style-name="Text_20_body">/ 12 pt</text:p>
          </table:table-cell>
        </table:table-row>
      </table:table>
      <text:h text:style-name="Heading_20_1" text:outline-level="1">Observation de l'exécution</text:h>
      <text:p text:style-name="P8">La performance d'un pipeline est affectée par l'étape la plus lente de la chaîne. Dans votre implémentation et pour un traitement en particulier, quelle est l'étape qui limite la performance ?</text:p>
      <text:p text:style-name="P8">Pour le savoir, <text:span text:style-name="Police_20_par_20_défaut"><text:span text:style-name="T5">l'objet </text:span></text:span><text:span text:style-name="technical"><text:span text:style-name="T9">ImageQueue</text:span></text:span><text:span text:style-name="Police_20_par_20_défaut"><text:span text:style-name="T5"> est instrumenté pour enregistrer le nombre d'images en attente selon le temps</text:span></text:span>. Les traces sont enregistrées dans un répertoire comportant le moment de l'exécution. Pour charger la trace, utilisez l'outil <text:span text:style-name="technical"><text:span text:style-name="T7">qview</text:span></text:span> fourni avec les sources du laboratoire.</text:p>
      <text:p text:style-name="P8">De plus, la variation dans la taille des données à traiter (dans ce cas la taille des images) peut produire un effet néfaste sur la performance. L'utilisation de files d'attente permet de mitiger cet impact. Vous pouvez observer cet effet en <text:soft-page-break/>utilisant différentes tailles de files sur les images du dossier « mix ».</text:p>
      <text:p text:style-name="P8">Effectuez les expériences suivantes sur les images de tailles mixtes (dossier « mix ») et comportant 4 effets de votre choix, sauf <text:span text:style-name="technical"><text:span text:style-name="T7">thumbnail</text:span></text:span>.</text:p>
      <text:list xml:id="list3888748850531664646" text:style-name="L5">
        <text:list-item>
          <text:p text:style-name="P15">Fixer la taille des files d'attente à 1.</text:p>
        </text:list-item>
        <text:list-item>
          <text:p text:style-name="P15">Fixer la taille des files d'attente à 10.</text:p>
        </text:list-item>
        <text:list-item>
          <text:p text:style-name="P15">Ajouter l'étape <text:span text:style-name="technical"><text:span text:style-name="T7">thumbnail</text:span></text:span> dans la chaîne du traitement.</text:p>
        </text:list-item>
      </text:list>
      <text:p text:style-name="P8">Insérez ci-bas dans la section « résultats et analyse » les captures d'écran des traces ouvertes dans <text:span text:style-name="technical"><text:span text:style-name="T7">qview</text:span></text:span> pour chacune des expériences. Inscrivez les effets appliqués. Analysez les résultats par rapport au délai d'exécution, la taille des files d'attentes dans le temps et autres observations que vous pouvez déduire de l'observation. Votre analyse doit comporter un maximum de trois pages, incluant les captures d'écran en lien avec les explications.</text:p>
      <text:h text:style-name="P16" text:outline-level="2"/>
      <text:h text:style-name="P17" text:outline-level="2">Résultats et analyse</text:h>
      <text:p text:style-name="Text_20_body"/>
      <text:p text:style-name="Text_20_body"/>
      <text:h text:style-name="P17" text:outline-level="2">Correction</text:h>
      <table:table table:name="Tableau4" table:style-name="Tableau4">
        <table:table-column table:style-name="Tableau4.A"/>
        <table:table-column table:style-name="Tableau4.B"/>
        <table:table-column table:style-name="Tableau4.C"/>
        <table:table-row>
          <table:table-cell table:style-name="Tableau4.A1" office:value-type="string">
            <text:p text:style-name="question">Capture d'écran des expériences.</text:p>
          </table:table-cell>
          <table:table-cell table:style-name="Tableau4.A1" office:value-type="string">
            <text:p text:style-name="Text_20_body"/>
          </table:table-cell>
          <table:table-cell table:style-name="Tableau4.A1" office:value-type="string">
            <text:p text:style-name="Text_20_body">/ 4pt</text:p>
          </table:table-cell>
        </table:table-row>
        <table:table-row>
          <table:table-cell table:style-name="Tableau4.A1" office:value-type="string">
            <text:p text:style-name="question">Analyse des résultats.</text:p>
          </table:table-cell>
          <table:table-cell table:style-name="Tableau4.A1" office:value-type="string">
            <text:p text:style-name="Text_20_body"/>
          </table:table-cell>
          <table:table-cell table:style-name="Tableau4.A1" office:value-type="string">
            <text:p text:style-name="Text_20_body">/ 4pt</text:p>
          </table:table-cell>
        </table:table-row>
      </table:table>
      <text:h text:style-name="Heading_20_1" text:outline-level="1">Correction</text:h>
      <table:table table:name="Tableau5" table:style-name="Tableau5">
        <table:table-column table:style-name="Tableau5.A"/>
        <table:table-column table:style-name="Tableau5.B"/>
        <table:table-row>
          <table:table-cell table:style-name="Tableau5.A1" office:value-type="string">
            <text:p text:style-name="Table_20_Contents">Points des questions 1 à 2</text:p>
          </table:table-cell>
          <table:table-cell table:style-name="Tableau5.B1" office:value-type="string">
            <text:p text:style-name="Table_20_Contents">0</text:p>
          </table:table-cell>
        </table:table-row>
        <table:table-row>
          <table:table-cell table:style-name="Tableau5.A2" office:value-type="string">
            <text:p text:style-name="Table_20_Contents">Pénalité de retard</text:p>
          </table:table-cell>
          <table:table-cell table:style-name="Tableau5.B2" office:value-type="string">
            <text:p text:style-name="Table_20_Contents">0</text:p>
          </table:table-cell>
        </table:table-row>
        <table:table-row>
          <table:table-cell table:style-name="Tableau5.A2" office:value-type="string">
            <text:p text:style-name="Table_20_Contents">Qualité de la langue (-0,5% par faute)</text:p>
          </table:table-cell>
          <table:table-cell table:style-name="Tableau5.B2" office:value-type="string">
            <text:p text:style-name="Table_20_Contents">0</text:p>
          </table:table-cell>
        </table:table-row>
        <table:table-row>
          <table:table-cell table:style-name="Tableau5.A2" office:value-type="string">
            <text:p text:style-name="Table_20_Contents">Points bonus</text:p>
          </table:table-cell>
          <table:table-cell table:style-name="Tableau5.B2" office:value-type="string">
            <text:p text:style-name="Table_20_Contents">0</text:p>
          </table:table-cell>
        </table:table-row>
        <table:table-row>
          <table:table-cell table:style-name="Tableau5.A2" office:value-type="string">
            <text:p text:style-name="Table_20_Contents">Note finale sur 20</text:p>
          </table:table-cell>
          <table:table-cell table:style-name="Tableau5.B2" office:value-type="string">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face style:name="FreeMono" svg:font-family="FreeMono" style:font-family-generic="modern" style:font-pitch="fixed"/>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fr" fo:country="CA"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254cm" fo:margin-bottom="0.254cm" loext:contextual-spacing="false" fo:hyphenation-ladder-count="no-limit"/>
      <style:text-properties style:font-name="FreeSerif" fo:font-family="FreeSerif" style:font-family-generic="roman" style:font-pitch="variable" fo:font-size="10.5pt" style:font-name-asian="FreeSerif" style:font-family-asian="FreeSerif" style:font-family-generic-asian="roman" style:font-pitch-asian="variable" style:font-size-asian="10.5pt" style:font-name-complex="FreeSerif" style:font-family-complex="FreeSerif" style:font-family-generic-complex="roman" style:font-pitch-complex="variable"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Lohit Hindi" style:font-family-complex="'Lohit Hindi'"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code" style:family="paragraph" style:parent-style-name="Text_20_body">
      <loext:graphic-properties draw:fill="solid" draw:fill-color="#e6e6e6" draw:opacity="100%"/>
      <style:paragraph-properties fo:margin-top="0cm" fo:margin-bottom="0cm" loext:contextual-spacing="false" fo:hyphenation-ladder-count="no-limit" fo:background-color="#e6e6e6" fo:padding="0.247cm" fo:border="0.26pt solid #000000" style:shadow="none"/>
      <style:text-properties style:font-name="FreeMono" fo:font-family="FreeMono" style:font-family-generic="modern" style:font-pitch="fixed" style:font-name-asian="FreeMono" style:font-family-asian="FreeMono" style:font-family-generic-asian="modern" style:font-pitch-asian="fixed" style:font-name-complex="FreeMono" style:font-family-complex="FreeMono" style:font-family-generic-complex="modern" style:font-pitch-complex="fixed" fo:hyphenate="false"/>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hyphenation-ladder-count="no-limit" fo:text-indent="0cm" style:auto-text-indent="false">
        <style:tab-stops/>
      </style:paragraph-properties>
      <style:text-properties fo:hyphenate="false"/>
    </style:style>
    <style:style style:name="Illustration" style:family="paragraph" style:parent-style-name="Caption"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enum" style:family="paragraph" style:parent-style-name="Text_20_body">
      <style:paragraph-properties fo:margin-top="0cm" fo:margin-bottom="0cm" loext:contextual-spacing="false" fo:hyphenation-ladder-count="no-limit"/>
      <style:text-properties fo:hyphenate="false"/>
    </style:style>
    <style:style style:name="question" style:family="paragraph" style:parent-style-name="Text_20_body" style:next-style-name="Text_20_body" style:default-outline-level="2">
      <style:paragraph-properties fo:hyphenation-ladder-count="no-limit"/>
      <style:text-properties fo:hyphenate="false"/>
    </style:style>
    <style:style style:name="Table" style:family="paragraph" style:parent-style-name="Caption" style:class="extra">
      <style:paragraph-properties fo:text-align="center" style:justify-single-word="false"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Heading_20_1_20_-_20_no_20_caption" style:display-name="Heading 1 - no caption" style:family="paragraph" style:parent-style-name="Heading_20_1" style:default-outline-level="1" style:list-style-name="">
      <style:paragraph-properties fo:hyphenation-ladder-count="no-limit"/>
      <style:text-properties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correction" style:family="paragraph" style:parent-style-name="code">
      <loext:graphic-properties draw:fill="solid" draw:fill-color="#ffffcc" draw:opacity="100%"/>
      <style:paragraph-properties fo:hyphenation-ladder-count="no-limit" fo:background-color="#ffffcc" fo:padding="0cm" fo:border="none" style:shadow="none"/>
      <style:text-properties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technical" style:family="text">
      <style:text-properties style:font-name="FreeMono" fo:font-family="FreeMono" style:font-family-generic="modern" style:font-pitch="fixed" fo:font-size="10.5pt" style:font-name-asian="FreeMono" style:font-family-asian="FreeMono" style:font-family-generic-asian="modern" style:font-pitch-asian="fixed" style:font-size-asian="10.5pt" style:font-name-complex="FreeMono" style:font-family-complex="FreeMono" style:font-family-generic-complex="modern" style:font-pitch-complex="fixed"/>
    </style:style>
    <style:style style:name="Numbering_20_Symbols" style:display-name="Numbering Symbols" style:family="text"/>
    <style:style style:name="faute" style:family="text">
      <style:text-properties style:use-window-font-color="true" style:font-name="FreeSerif" fo:font-family="FreeSerif" style:font-family-generic="roman" style:font-pitch="variable" fo:font-size="10.5pt" style:text-underline-style="wave" style:text-underline-width="bold" style:text-underline-color="#dc2300" style:text-underline-mode="continuous" style:text-overline-mode="continuous" style:text-line-through-mode="continuous" fo:background-color="transparent" style:font-name-asian="FreeSerif" style:font-family-asian="FreeSerif" style:font-family-generic-asian="roman" style:font-pitch-asian="variable" style:font-size-asian="10.5pt" style:font-name-complex="FreeSerif" style:font-family-complex="FreeSerif" style:font-family-generic-complex="roman" style:font-pitch-complex="variable"/>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number:number-style style:name="N0">
      <number:number number:min-integer-digits="1"/>
    </number:number-style>
  </office:automatic-styles>
  <office:master-styles>
    <style:master-page style:name="Standard" style:page-layout-name="Mpm1"/>
    <style:master-page style:name="MP0" style:page-layout-name="Mpm2">
      <style:header>
        <text:p text:style-name="Header"/>
      </style:header>
      <style:footer>
        <text:p text:style-name="Footer"><text:user-defined style:data-style-name="N0" text:name="Sigle">INF2610</text:user-defined> – <text:user-defined style:data-style-name="N0" text:name="Etiquette">Laboratoire 4</text:user-defined><text:tab/><text:tab/><text:page-number text:select-page="current">2</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Windows_x86 LibreOffice_project/07ac168c60a517dba0f0d7bc7540f5afa45f0909</meta:generator>
    <meta:initial-creator>francis </meta:initial-creator>
    <meta:creation-date>2013-11-07T12:07:00Z</meta:creation-date>
    <dc:date>2016-11-17T08:33:18.798000000</dc:date>
    <meta:editing-cycles>28</meta:editing-cycles>
    <meta:editing-duration>PT8H24M21S</meta:editing-duration>
    <meta:document-statistic meta:table-count="5" meta:image-count="0" meta:object-count="0" meta:page-count="6" meta:paragraph-count="97" meta:word-count="1091" meta:character-count="6858" meta:non-whitespace-character-count="5849"/>
    <meta:user-defined meta:name="Cours">Noyau du système d'exploitation</meta:user-defined>
    <meta:user-defined meta:name="Etiquette">Laboratoire 4</meta:user-defined>
    <meta:user-defined meta:name="Session">Automne 2015</meta:user-defined>
    <meta:user-defined meta:name="Sigle">INF2610</meta:user-defined>
    <meta:user-defined meta:name="Titre" meta:value-type="string">API Windows</meta:user-defined>
    <meta:template xlink:type="simple" xlink:actuate="onRequest" xlink:title="" xlink:href="Normal"/>
  </office:meta>
</office:document-meta>
</file>